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33cm" fo:min-width="2.3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877cm" fo:min-width="4.263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opacity="10%" draw:textarea-horizontal-align="justify" draw:textarea-vertical-align="middle" draw:auto-grow-height="false" fo:min-height="8.64cm" fo:min-width="16.6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6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4.263cm"/>
      <style:paragraph-properties style:writing-mode="lr-tb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2cm"/>
      <style:paragraph-properties style:writing-mode="lr-tb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3.878cm" fo:min-width="3.945cm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925cm" fo:min-width="5.215cm"/>
      <style:paragraph-properties style:writing-mode="lr-tb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standard">
      <style:graphic-properties draw:fill="solid" draw:fill-color="#729fcf" draw:opacity="10%" draw:opacity-name="" draw:textarea-horizontal-align="justify" draw:textarea-vertical-align="middle" draw:auto-grow-height="false" fo:min-height="14.355cm" fo:min-width="16.64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opacity="1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729fcf" draw:opacity="1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2.766cm" svg:y="2.143cm">
          <text:p text:style-name="P1">CV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2.766cm" svg:y="6.588cm">
          <text:p text:style-name="P1">CVAT_C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3.492cm" svg:x="12.609cm" svg:y="5.95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763cm" svg:height="4.127cm" svg:x="2.587cm" svg:y="15.606cm">
          <text:p text:style-name="P1">Analytics</text:p>
          <text:p text:style-name="P1">(t-sne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353cm" svg:y1="6.588cm" svg:x2="4.353cm" svg:y2="4.683cm">
          <text:p/>
        </draw:line>
        <draw:frame draw:style-name="gr5" draw:text-style-name="P3" draw:layer="layout" svg:width="2.754cm" svg:height="0.962cm" svg:x="4.139cm" svg:y="5.318cm">
          <draw:text-box>
            <text:p>http_api</text:p>
          </draw:text-box>
        </draw:frame>
        <draw:line draw:style-name="gr6" draw:text-style-name="P2" draw:layer="layout" svg:x1="6.576cm" svg:y1="7.858cm" svg:x2="12.608cm" svg:y2="7.858cm">
          <text:p/>
        </draw:line>
        <draw:frame draw:style-name="gr5" draw:text-style-name="P3" draw:layer="layout" svg:width="2.754cm" svg:height="0.962cm" svg:x="7.846cm" svg:y="7.119cm">
          <draw:text-box>
            <text:p>http_api</text:p>
          </draw:text-box>
        </draw:frame>
        <draw:custom-shape draw:style-name="gr7" draw:text-style-name="P4" draw:layer="layout" svg:width="17.145cm" svg:height="8.89cm" svg:x="1.813cm" svg:y="1.5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768cm" svg:height="0.962cm" svg:x="12.926cm" svg:y="1.508cm">
          <draw:text-box>
            <text:p>Weed_annotations</text:p>
          </draw:text-box>
        </draw:frame>
        <draw:custom-shape draw:style-name="gr9" draw:text-style-name="P1" draw:layer="layout" svg:width="4.763cm" svg:height="1.905cm" svg:x="2.587cm" svg:y="12.43cm">
          <text:p text:style-name="P1">Weed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4.81cm" svg:y1="15.605cm" svg:x2="4.81cm" svg:y2="14.335cm">
          <text:p/>
        </draw:line>
        <draw:frame draw:style-name="gr11" draw:text-style-name="P3" draw:layer="layout" svg:width="2.432cm" svg:height="0.962cm" svg:x="4.918cm" svg:y="14.335cm">
          <draw:text-box>
            <text:p>lib_call</text:p>
          </draw:text-box>
        </draw:frame>
        <draw:line draw:style-name="gr12" draw:text-style-name="P2" draw:layer="layout" svg:x1="4.81cm" svg:y1="12.43cm" svg:x2="12.43cm" svg:y2="8.302cm">
          <text:p/>
        </draw:line>
        <draw:frame draw:style-name="gr5" draw:text-style-name="P3" draw:layer="layout" svg:width="2.754cm" svg:height="0.962cm" svg:x="7.136cm" svg:y="10.842cm">
          <draw:text-box>
            <text:p>http_api</text:p>
          </draw:text-box>
        </draw:frame>
        <draw:custom-shape draw:style-name="gr13" draw:text-style-name="P5" draw:layer="layout" svg:width="4.445cm" svg:height="4.128cm" svg:x="11.477cm" svg:y="15.605cm">
          <text:p text:style-name="P5">Flask rest API</text:p>
          <text:p text:style-name="P5">server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477cm" svg:y1="17.51cm" svg:x2="7.35cm" svg:y2="17.51cm">
          <text:p/>
        </draw:line>
        <draw:frame draw:style-name="gr15" draw:text-style-name="P6" draw:layer="layout" svg:width="2.432cm" svg:height="0.962cm" svg:x="8.937cm" svg:y="16.558cm">
          <draw:text-box>
            <text:p>lib_call</text:p>
          </draw:text-box>
        </draw:frame>
        <draw:custom-shape draw:style-name="gr16" draw:text-style-name="P5" draw:layer="layout" svg:width="5.715cm" svg:height="3.175cm" svg:x="6.397cm" svg:y="21.955cm">
          <text:p text:style-name="P5">Rapids gpu</text:p>
          <text:p text:style-name="P5">Accelerated</text:p>
          <text:p text:style-name="P5">lib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5.127cm" svg:y1="19.733cm" svg:x2="9.255cm" svg:y2="21.955cm">
          <text:p/>
        </draw:line>
        <draw:frame draw:style-name="gr15" draw:text-style-name="P6" draw:layer="layout" svg:width="2.432cm" svg:height="0.962cm" svg:x="7.667cm" svg:y="20.368cm">
          <draw:text-box>
            <text:p>lib_call</text:p>
          </draw:text-box>
        </draw:frame>
        <draw:custom-shape draw:style-name="gr18" draw:text-style-name="P7" draw:layer="layout" svg:width="17.145cm" svg:height="14.605cm" svg:x="1.952cm" svg:y="11.795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416cm" svg:height="0.962cm" svg:x="12.364cm" svg:y="12.112cm">
          <draw:text-box>
            <text:p>Conda env in Dock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2-22T10:13:14.737924393</meta:creation-date>
    <dc:date>2021-02-22T13:28:45.333736830</dc:date>
    <meta:editing-duration>PT28M6S</meta:editing-duration>
    <meta:editing-cycles>8</meta:editing-cycles>
    <meta:generator>LibreOffice/7.0.4.2$Linux_X86_64 LibreOffice_project/00$Build-2</meta:generator>
    <meta:document-statistic meta:object-count="23"/>
  </office:meta>
</office:document-meta>
</file>